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Sahadeva" svg:font-family="Sahadeva" style:font-family-generic="system" style:font-pitch="variable"/>
    <style:font-face style:name="inherit" svg:font-family="inherit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/>
    </style:style>
    <style:style style:name="P4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/>
    </style:style>
    <style:style style:name="P5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/>
    </style:style>
    <style:style style:name="P9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10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/>
    </style:style>
    <style:style style:name="P11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12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/>
    </style:style>
    <style:style style:name="P13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/>
    </style:style>
    <style:style style:name="P14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15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/>
    </style:style>
    <style:style style:name="P16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17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18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/>
    </style:style>
    <style:style style:name="P19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0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1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22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23" style:parent-style-name="Standard" style:family="paragraph">
      <style:text-properties style:font-name="inherit" fo:color="#000000" fo:font-size="9pt" style:font-size-asian="9pt"/>
    </style:style>
    <style:style style:name="P24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5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27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28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29" style:parent-style-name="Standard" style:family="paragraph">
      <style:text-properties style:font-name="inherit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30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1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32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33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4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5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6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37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38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39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40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41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42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43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44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45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6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7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48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49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50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51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52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53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54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55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56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57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58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59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60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61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62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63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64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65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66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67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68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69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70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71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72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73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74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75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76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77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78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9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0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1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2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3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4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5" style:parent-style-name="Standard" style:family="paragraph">
      <style:text-properties style:font-name="Sahadeva" fo:font-weight="bold" style:font-weight-asian="bold" style:font-weight-complex="bold" fo:font-size="21pt" style:font-size-asian="21pt" style:font-size-complex="21pt" style:text-underline-type="single" style:text-underline-style="solid" style:text-underline-width="auto" style:text-underline-mode="continuous"/>
    </style:style>
    <style:style style:name="P86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7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8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89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90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91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92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93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4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5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96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97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98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9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0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101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T102" style:parent-style-name="DefaultParagraphFont" style:family="text">
      <style:text-properties style:font-name="Sahadeva" style:font-weight-complex="bold" fo:color="#000000" fo:font-size="14pt" style:font-size-asian="14pt" style:font-size-complex="14pt" fo:background-color="#F7F7F7"/>
    </style:style>
    <style:style style:name="P103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4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5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6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107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108" style:parent-style-name="Standard" style:family="paragraph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  <style:style style:name="P109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10" style:parent-style-name="Standard" style:family="paragraph">
      <style:text-properties style:font-name="Sahadev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11" style:parent-style-name="DefaultParagraphFont" style:family="text">
      <style:text-properties style:font-name="Sahadeva" fo:font-weight="bold" style:font-weight-asian="bold" style:font-weight-complex="bold" fo:color="#000000" fo:font-size="14pt" style:font-size-asian="14pt" style:font-size-complex="14pt" fo:background-color="#F7F7F7"/>
    </style:style>
  </office:automatic-styles>
  <office:body>
    <office:text text:use-soft-page-breaks="true">
      <text:p text:style-name="P1"/>
      <text:p text:style-name="Standard"/>
      <text:p text:style-name="P2">SYSTEM LEVEL PACKAGES:</text:p>
      <text:p text:style-name="P3"><text:s/>- sudo apt-get update</text:p>
      <text:p text:style-name="P4"><text:s/>- sudo apt-get upgrade</text:p>
      <text:p text:style-name="P5"/>
      <text:p text:style-name="P6"/>
      <text:p text:style-name="P7">SYSTEM LEVEL DEPENDENCIES:</text:p>
      <text:p text:style-name="P8"><text:s/>- sudo apt-get install git cmake</text:p>
      <text:p text:style-name="P9"><text:s/>- sudo apt-get install libatlas-base-dev gfortran</text:p>
      <text:p text:style-name="P10"><text:s/>- sudo apt-get install libhdf5-serial-dev hdf5-tools</text:p>
      <text:p text:style-name="P11"><text:s/>- sudo apt-get install python3-dev</text:p>
      <text:p text:style-name="P12"><text:s/>- sudo apt-get install nano locate</text:p>
      <text:p text:style-name="P13"><text:s/>- sudo apt-get install libfreetype6-dev python3-setuptools</text:p>
      <text:p text:style-name="P14"><text:s/>- sudo apt-get install protobuf-compiler libprotobuf-dev openssl</text:p>
      <text:p text:style-name="P15"><text:s/>- sudo apt-get install libssl-dev libcurl4-openssl-dev</text:p>
      <text:p text:style-name="P16"><text:s/>- sudo apt-get install cython3</text:p>
      <text:p text:style-name="P17"><text:s/>- sudo apt-get install libxml2-dev libxslt1-dev</text:p>
      <text:p text:style-name="P18"/>
      <text:p text:style-name="Standard"/>
      <text:p text:style-name="Standard"/>
      <text:p text:style-name="P19"/>
      <text:p text:style-name="P20">UPDATE CMAKE:</text:p>
      <text:p text:style-name="P21"><text:s/>- wget http://www.cmake.org/files/v3.13/cmake-3.13.0.tar.gz</text:p>
      <text:p text:style-name="P22"><text:s/>- tar xpvf cmake-3.13.0.tar.gz cmake-3.13.0/</text:p>
      <text:p text:style-name="P23"/>
      <text:p text:style-name="P24"/>
      <text:p text:style-name="P25">COMPILE CMAKE:</text:p>
      <text:p text:style-name="P26"><text:s/>- cd cmake-3.13.0/</text:p>
      <text:p text:style-name="P27"><text:s/>- ./bootstrap --system-curl</text:p>
      <text:p text:style-name="P28"><text:s/>- make -j4</text:p>
      <text:p text:style-name="P29"/>
      <text:p text:style-name="P30">UPDATE BASH PROFILE:</text:p>
      <text:p text:style-name="P31"><text:s/>- echo 'export PATH=/home/nvidia/cmake-3.13.0/bin/:$PATH' &gt;&gt; ~/.bashrc</text:p>
      <text:p text:style-name="P32"><text:s/>- source ~/.bashrc</text:p>
      <text:p text:style-name="P33"/>
      <text:p text:style-name="P34"/>
      <text:p text:style-name="P35">SUPPORTING LIBRARIES FOR OPENCV:</text:p>
      <text:p text:style-name="P36"><text:s/>- sudo apt-get install build-essential pkg-config</text:p>
      <text:p text:style-name="P37"><text:s/>- sudo apt-get install libtbb2 libtbb-dev</text:p>
      <text:soft-page-break/>
      <text:p text:style-name="P38"><text:s/>- sudo apt-get install libavcodec-dev libavformat-dev libswscale-dev</text:p>
      <text:p text:style-name="P39"><text:s/>- sudo apt-get install libxvidcore-dev libavresample-dev</text:p>
      <text:p text:style-name="P40"><text:s/>- sudo apt-get install libtiff-dev libjpeg-dev libpng-dev</text:p>
      <text:p text:style-name="P41"><text:s/>- sudo apt-get install python-tk libgtk-3-dev</text:p>
      <text:p text:style-name="P42"><text:s/>- sudo apt-get install libcanberra-gtk-module libcanberra-gtk3-module</text:p>
      <text:p text:style-name="P43"><text:s/>- sudo apt-get install libv4l-dev libdc1394-22-dev</text:p>
      <text:p text:style-name="P44"/>
      <text:p text:style-name="P45"/>
      <text:p text:style-name="P46">INSTALL OPENCV (4.1.2) FROM SCRATCH WITH CUDA SUPPORT:</text:p>
      <text:p text:style-name="P47"><text:s/>- wget -O opencv.zip https://github.com/opencv/opencv/archive/4.1.2.zip</text:p>
      <text:p text:style-name="P48">- wget -O opencv_contrib.zip</text:p>
      <text:p text:style-name="P49">- https://github.com/opencv/opencv_contrib/archive/4.1.2.zip</text:p>
      <text:p text:style-name="P50">- unzip opencv.zip</text:p>
      <text:p text:style-name="P51">- unzip opencv_contrib.zip</text:p>
      <text:p text:style-name="P52">- mv opencv-4.1.2 opencv</text:p>
      <text:p text:style-name="P53">- mv opencv_contrib-4.1.2 opencv_contrib</text:p>
      <text:p text:style-name="P54">- cd opencv</text:p>
      <text:p text:style-name="P55">- mkdir build</text:p>
      <text:p text:style-name="P56">- cd build</text:p>
      <text:p text:style-name="P57">- pwd</text:p>
      <text:p text:style-name="P58"/>
      <text:p text:style-name="P59"><text:s/>- cmake -D CMAKE_BUILD_TYPE=RELEASE \</text:p>
      <text:p text:style-name="P60">-D WITH_CUDA=ON \</text:p>
      <text:p text:style-name="P61">-D CUDA_ARCH_PTX="" \</text:p>
      <text:p text:style-name="P62">-D CUDA_ARCH_BIN="5.3,6.2,7.2" \</text:p>
      <text:p text:style-name="P63">-D WITH_CUBLAS=ON \</text:p>
      <text:p text:style-name="P64">-D WITH_LIBV4L=ON \</text:p>
      <text:p text:style-name="P65">-D BUILD_opencv_python3=ON \</text:p>
      <text:p text:style-name="P66">-D BUILD_opencv_python2=OFF \</text:p>
      <text:p text:style-name="P67">-D BUILD_opencv_java=OFF \</text:p>
      <text:p text:style-name="P68">-D WITH_GSTREAMER=ON \</text:p>
      <text:p text:style-name="P69">-D WITH_GTK=ON \</text:p>
      <text:p text:style-name="P70">-D BUILD_TESTS=OFF \</text:p>
      <text:p text:style-name="P71">-D BUILD_PERF_TESTS=OFF \</text:p>
      <text:p text:style-name="P72">-D BUILD_EXAMPLES=OFF \</text:p>
      <text:p text:style-name="P73">-D OPENCV_ENABLE_NONFREE=ON \</text:p>
      <text:p text:style-name="P74">-D OPENCV_EXTRA_MODULES_PATH=/home/`whoami`/opencv_contrib/modules ..</text:p>
      <text:p text:style-name="P75"/>
      <text:p text:style-name="P76">$ make -j4</text:p>
      <text:p text:style-name="P77">$ sudo make install</text:p>
      <text:p text:style-name="Standard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>PYTORCH INSTALLATION:</text:p>
      <text:p text:style-name="P86"/>
      <text:p text:style-name="P87">PYTROCH REQUIRED DEPENDECIES:</text:p>
      <text:p text:style-name="P88"><text:s/>- sudo apt-get install python3-pip libjpeg-dev libopenblas-dev libopenmpi-dev libomp-dev</text:p>
      <text:p text:style-name="P89"><text:s/>- sudo -H pip3 install future</text:p>
      <text:p text:style-name="P90"><text:s/>- sudo pip3 install -U --user wheel mock pillow</text:p>
      <text:p text:style-name="P91"><text:s/>- sudo -H pip3 install --upgrade setuptools</text:p>
      <text:p text:style-name="P92"><text:s/>- sudo -H pip3 install Cython</text:p>
      <text:p text:style-name="P93"/>
      <text:p text:style-name="P94">PYTORCH 1.10 DOWNLOAD AND INSTALL:</text:p>
      <text:p text:style-name="P95"><text:s/>- sudo -H pip3 install gdown <text:s/></text:p>
      <text:p text:style-name="P96"><text:s/>- https://drive.google.com/uc?id=1TqC6_2cwqiYacjoLhLgrZoap6-sVL2sd</text:p>
      <text:p text:style-name="P97"><text:s/>- sudo -H pip3 install torch-1.10.0a0+git36449ea-cp36-cp36m-linux_aarch64.whl</text:p>
      <text:p text:style-name="P98"/>
      <text:p text:style-name="P99">TORCHVISION REQUIRED DEPENDENCIES:</text:p>
      <text:p text:style-name="P100"><text:s/>- sudo apt-get install libjpeg-dev zlib1g-dev libpython3-dev</text:p>
      <text:p text:style-name="P101"><text:s/>- sudo apt-get install libavcodec-dev libavformat-dev libswscale-dev</text:p>
      <text:p text:style-name="Standard"><text:span text:style-name="T102"><text:s/>- sudo pip3 install -U pillow</text:span></text:p>
      <text:p text:style-name="P103"/>
      <text:p text:style-name="P104"/>
      <text:p text:style-name="P105">TORCHVISION DOWNLOAD AND INSTALL:</text:p>
      <text:p text:style-name="P106"><text:s/>- sudo -H pip3 install gdown</text:p>
      <text:p text:style-name="P107"><text:s/>- gdown https://drive.google.com/uc?id=1C7y6VSIBkmL2RQnVy8xF9cAnrrpJiJ-K</text:p>
      <text:p text:style-name="P108">- <text:s/>sudo -H pip3 install torchvision-0.11.0a0+fa347eb-cp36-cp36m-linux_aarch64.whl</text:p>
      <text:p text:style-name="P109"/>
      <text:p text:style-name="P110">INSTALL JUPYTER NOTEBOOK:</text:p>
      <text:p text:style-name="Standard"><text:span text:style-name="T111"><text:s/>- sudo apt install jupyter-notebook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Sahadeva" svg:font-family="Sahadeva" style:font-family-generic="system" style:font-pitch="variable"/>
    <style:font-face style:name="inherit" svg:font-family="inherit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5416in" fo:margin-bottom="0.7875in" fo:margin-right="0.270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Riddhi Phatnani</dc:creator>
    <meta:creation-date>2024-04-15T10:56:00Z</meta:creation-date>
    <dc:date>2024-04-15T10:56:00Z</dc:date>
    <meta:template xlink:href="Normal.dotm" xlink:type="simple"/>
    <meta:editing-cycles>42</meta:editing-cycles>
    <meta:editing-duration>PT0S</meta:editing-duration>
    <meta:document-statistic meta:page-count="1" meta:paragraph-count="6" meta:word-count="483" meta:character-count="3236" meta:row-count="22" meta:non-whitespace-character-count="2759"/>
  </office:meta>
</office:document-meta>
</file>